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10000000BA1E83DF53.png"/>
  <manifest:file-entry manifest:media-type="image/png" manifest:full-path="Pictures/100002010000004900000071A45FCE05.png"/>
  <manifest:file-entry manifest:media-type="image/png" manifest:full-path="Pictures/10000201000001F40000007DFC428106.png"/>
  <manifest:file-entry manifest:media-type="image/png" manifest:full-path="Pictures/100000000000017600000087DEE053E0.png"/>
  <manifest:file-entry manifest:media-type="image/png" manifest:full-path="Pictures/100000000000027B000001332A9616B9.png"/>
  <manifest:file-entry manifest:media-type="image/png" manifest:full-path="Pictures/10000000000000E1000000E1A50D1EED.png"/>
  <manifest:file-entry manifest:media-type="image/png" manifest:full-path="Pictures/10000000000000E1000000E1FA975057.png"/>
  <manifest:file-entry manifest:media-type="image/png" manifest:full-path="Pictures/100000000000012400000059C26D0D52.png"/>
  <manifest:file-entry manifest:media-type="image/png" manifest:full-path="Pictures/100000000000016A0000008B4CA2D690.png"/>
  <manifest:file-entry manifest:media-type="image/png" manifest:full-path="Pictures/100000000000011A00000093A9B2DCAD.png"/>
  <manifest:file-entry manifest:media-type="image/png" manifest:full-path="Pictures/10000000000001880000006693B4EA46.png"/>
  <manifest:file-entry manifest:media-type="image/png" manifest:full-path="Pictures/10000000000000A000000078910D1149.png"/>
  <manifest:file-entry manifest:media-type="image/png" manifest:full-path="Pictures/10000000000000B00000003AAD585D41.png"/>
  <manifest:file-entry manifest:media-type="image/png" manifest:full-path="Pictures/100000000000007300000073931DCBD7.png"/>
  <manifest:file-entry manifest:media-type="image/png" manifest:full-path="Pictures/10000000000000A0000000A08213CAC6.png"/>
  <manifest:file-entry manifest:media-type="image/png" manifest:full-path="Pictures/10000000000000C8000000BCB9D81F0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176cm" svg:stroke-color="#20552a" draw:stroke-linejoin="round" draw:fill="solid" draw:fill-color="#40aa54" fo:padding-top="0.213cm" fo:padding-bottom="0.213cm" fo:padding-left="0.338cm" fo:padding-right="0.338cm"/>
    </style:style>
    <style:style style:name="gr4" style:family="graphic" style:parent-style-name="standard">
      <style:graphic-properties draw:stroke="none" svg:stroke-color="#000000" draw:fill="solid" draw:fill-color="#1e531d" draw:textarea-horizontal-align="center" draw:textarea-vertical-align="middle" fo:min-height="0.8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solid" draw:fill-color="#990000"/>
    </style:style>
    <style:style style:name="gr7" style:family="graphic" style:parent-style-name="standard">
      <style:graphic-properties draw:stroke="none" svg:stroke-width="0.035cm" draw:stroke-linejoin="miter" draw:fill="solid" draw:fill-color="#006699"/>
    </style:style>
    <style:style style:name="gr8" style:family="graphic" style:parent-style-name="standard">
      <style:graphic-properties draw:stroke="none" svg:stroke-width="0.035cm" draw:stroke-linejoin="miter" draw:fill="solid" draw:fill-color="#339966"/>
    </style:style>
    <style:style style:name="gr9" style:family="graphic" style:parent-style-name="standard">
      <style:graphic-properties draw:stroke="none" svg:stroke-width="0.035cm" draw:stroke-linejoin="miter" draw:fill="solid" draw:fill-color="#484848"/>
    </style:style>
    <style:style style:name="gr10" style:family="graphic" style:parent-style-name="standard">
      <style:graphic-properties draw:stroke="none" svg:stroke-width="0.035cm" draw:stroke-linejoin="miter" draw:fill="solid" draw:fill-color="#666666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80" fo:font-family="Futura" style:font-pitch="variable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line-height="80%"/>
    </style:style>
    <style:style style:name="P4" style:family="paragraph">
      <style:paragraph-properties fo:line-height="70%" fo:text-align="center"/>
    </style:style>
    <style:style style:name="P5" style:family="paragraph">
      <style:paragraph-properties fo:line-height="70%"/>
      <style:text-properties fo:font-family="Futura" style:font-pitch="variable"/>
    </style:style>
    <style:style style:name="T1" style:family="text">
      <style:text-properties fo:font-family="Futura" style:font-pitch="variable" fo:font-size="40pt" fo:font-weight="900" style:font-size-asian="40pt" style:font-weight-asian="bold" style:font-size-complex="40pt" style:font-weight-complex="bold"/>
    </style:style>
    <style:style style:name="T2" style:family="text">
      <style:text-properties fo:font-family="Futura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cm" svg:height="4cm" svg:x="4.4cm" svg:y="2.8cm">
          <draw:image xlink:href="Pictures/100000000000007300000073931DCBD7.png" xlink:type="simple" xlink:show="embed" xlink:actuate="onLoad">
            <text:p/>
          </draw:image>
        </draw:frame>
        <draw:frame draw:style-name="gr1" draw:text-style-name="P1" draw:layer="layout" svg:width="3.174cm" svg:height="2.38cm" svg:x="22.226cm" svg:y="11.2cm">
          <draw:image xlink:href="Pictures/10000000000000A000000078910D1149.png" xlink:type="simple" xlink:show="embed" xlink:actuate="onLoad">
            <text:p/>
          </draw:image>
        </draw:frame>
        <draw:frame draw:style-name="gr1" draw:text-style-name="P1" draw:layer="layout" svg:width="3.117cm" svg:height="2.93cm" svg:x="22.483cm" svg:y="5.47cm">
          <draw:image xlink:href="Pictures/10000000000000C8000000BCB9D81F0B.png" xlink:type="simple" xlink:show="embed" xlink:actuate="onLoad">
            <text:p/>
          </draw:image>
        </draw:frame>
        <draw:frame draw:style-name="gr1" draw:text-style-name="P1" draw:layer="layout" svg:width="2.464cm" svg:height="2.464cm" svg:x="20.936cm" svg:y="14cm">
          <draw:image xlink:href="Pictures/10000000000000E1000000E1FA975057.png" xlink:type="simple" xlink:show="embed" xlink:actuate="onLoad">
            <text:p/>
          </draw:image>
        </draw:frame>
        <draw:frame draw:style-name="gr1" draw:text-style-name="P1" draw:layer="layout" svg:width="2.6cm" svg:height="2.6cm" svg:x="2.4cm" svg:y="5.4cm">
          <draw:image xlink:href="Pictures/10000000000000A0000000A08213CAC6.png" xlink:type="simple" xlink:show="embed" xlink:actuate="onLoad">
            <text:p/>
          </draw:image>
        </draw:frame>
        <draw:frame draw:style-name="gr1" draw:text-style-name="P1" draw:layer="layout" svg:width="3.879cm" svg:height="1.4cm" svg:x="7.4cm" svg:y="2.8cm">
          <draw:image xlink:href="Pictures/100000000000017600000087DEE053E0.png" xlink:type="simple" xlink:show="embed" xlink:actuate="onLoad">
            <text:p/>
          </draw:image>
        </draw:frame>
        <draw:frame draw:style-name="gr1" draw:text-style-name="P1" draw:layer="layout" svg:width="3.51cm" svg:height="2.4cm" svg:x="1.29cm" svg:y="11.2cm">
          <draw:image xlink:href="Pictures/1000000000000110000000BA1E83DF53.png" xlink:type="simple" xlink:show="embed" xlink:actuate="onLoad">
            <text:p/>
          </draw:image>
        </draw:frame>
        <draw:frame draw:style-name="gr1" draw:text-style-name="P1" draw:layer="layout" svg:width="2.2cm" svg:height="2.184cm" svg:x="17cm" svg:y="2cm">
          <draw:image xlink:href="Pictures/10000000000000E1000000E1A50D1EED.png" xlink:type="simple" xlink:show="embed" xlink:actuate="onLoad">
            <text:p/>
          </draw:image>
        </draw:frame>
        <draw:frame draw:style-name="gr1" draw:text-style-name="P1" draw:layer="layout" svg:width="4.69cm" svg:height="1.8cm" svg:x="7.11cm" svg:y="18.2cm">
          <draw:image xlink:href="Pictures/100000000000016A0000008B4CA2D690.png" xlink:type="simple" xlink:show="embed" xlink:actuate="onLoad">
            <text:p/>
          </draw:image>
        </draw:frame>
        <draw:frame draw:style-name="gr1" draw:text-style-name="P1" draw:layer="layout" svg:width="5cm" svg:height="1.3cm" svg:x="22cm" svg:y="9.3cm">
          <draw:image xlink:href="Pictures/10000000000001880000006693B4EA46.png" xlink:type="simple" xlink:show="embed" xlink:actuate="onLoad">
            <text:p/>
          </draw:image>
        </draw:frame>
        <draw:frame draw:style-name="gr1" draw:text-style-name="P1" draw:layer="layout" svg:width="5.793cm" svg:height="1.765cm" svg:x="1cm" svg:y="8.8cm">
          <draw:image xlink:href="Pictures/100000000000012400000059C26D0D52.png" xlink:type="simple" xlink:show="embed" xlink:actuate="onLoad">
            <text:p/>
          </draw:image>
        </draw:frame>
        <draw:frame draw:style-name="gr1" draw:text-style-name="P1" draw:layer="layout" svg:width="3.492cm" svg:height="1.15cm" svg:x="2.508cm" svg:y="17.25cm">
          <draw:image xlink:href="Pictures/10000000000000B00000003AAD585D41.png" xlink:type="simple" xlink:show="embed" xlink:actuate="onLoad">
            <text:p/>
          </draw:image>
        </draw:frame>
        <draw:frame draw:style-name="gr2" draw:layer="layout" svg:width="8.503cm" svg:height="0.962cm" svg:x="1cm" svg:y="1.2cm">
          <draw:text-box>
            <text:p>OSI Affiliates, June 8th 2012</text:p>
          </draw:text-box>
        </draw:frame>
        <draw:frame draw:style-name="gr1" draw:text-style-name="P1" draw:layer="layout" svg:width="4.2cm" svg:height="2.03cm" svg:x="20.4cm" svg:y="3cm">
          <draw:image xlink:href="Pictures/100000000000027B000001332A9616B9.png" xlink:type="simple" xlink:show="embed" xlink:actuate="onLoad">
            <text:p/>
          </draw:image>
        </draw:frame>
        <draw:frame draw:style-name="gr1" draw:text-style-name="P1" draw:layer="layout" svg:width="3.837cm" svg:height="2cm" svg:x="1.6cm" svg:y="14.4cm">
          <draw:image xlink:href="Pictures/100000000000011A00000093A9B2DCAD.png" xlink:type="simple" xlink:show="embed" xlink:actuate="onLoad">
            <text:p/>
          </draw:image>
        </draw:frame>
        <draw:g>
          <draw:path draw:style-name="gr3" draw:layer="layout" svg:width="5.707cm" svg:height="5.525cm" svg:x="10.6cm" svg:y="7.574cm" svg:viewBox="0 0 5708 5526" svg:d="m2854 0c-1576 0-2854 1278-2854 2854 0 1223 770 2267 1852 2672l657-1753c-371-140-636-499-636-919 0-542 439-981 981-981s981 439 981 981c0 420-265 779-637 919l658 1753c1082-405 1852-1449 1852-2672 0-1576-1278-2854-2854-2854z">
            <text:p/>
          </draw:path>
          <draw:path draw:style-name="gr4" draw:text-style-name="P2" draw:layer="layout" svg:width="0.608cm" svg:height="0.608cm" svg:x="15.88cm" svg:y="12.517cm" svg:viewBox="0 0 609 609" svg:d="m337 332-4 2 109 146h-79l-99-139v139h-65v-351h67c47 0 81 9 102 27 24 20 36 46 36 79 0 22-6 42-19 61-12 18-29 30-48 36zm-73-143v96h11c47 0 70-17 70-50 0-31-23-46-68-46zm345 115c0 85-30 157-89 216s-131 89-215 89-156-30-216-89c-59-60-89-132-89-217 0-47 10-90 29-128 19-41 47-76 81-105 57-47 121-70 191-70 47 0 90 9 128 27 54 23 97 60 130 111 33 52 50 107 50 166zm-306-261c-70 0-130 26-179 77-50 51-76 113-76 183 0 73 26 134 76 186 49 51 110 77 181 77 70 0 131-26 181-77s74-113 74-185c0-39-9-79-29-121-19-38-45-69-77-92-45-32-95-48-151-48z">
            <text:p/>
          </draw:path>
          <draw:frame draw:style-name="gr5" draw:text-style-name="P5" draw:layer="layout" svg:width="8.215cm" svg:height="3.38cm" svg:x="9.385cm" svg:y="12.82cm">
            <draw:text-box>
              <text:p text:style-name="P3"><text:span text:style-name="T1">open</text:span><text:span text:style-name="T2"> source</text:span></text:p>
              <text:p text:style-name="P4"><text:span text:style-name="T2">initiative</text:span></text:p>
            </draw:text-box>
          </draw:frame>
        </draw:g>
        <draw:frame draw:style-name="gr1" draw:text-style-name="P1" draw:layer="layout" svg:width="4.721cm" svg:height="1.18cm" svg:x="12.879cm" svg:y="18.62cm">
          <draw:image xlink:href="Pictures/10000201000001F40000007DFC428106.png" xlink:type="simple" xlink:show="embed" xlink:actuate="onLoad">
            <text:p/>
          </draw:image>
        </draw:frame>
        <draw:frame draw:style-name="gr1" draw:text-style-name="P1" draw:layer="layout" svg:width="2.2cm" svg:height="3.406cm" svg:x="19.2cm" svg:y="17cm">
          <draw:image xlink:href="Pictures/100002010000004900000071A45FCE05.png" xlink:type="simple" xlink:show="embed" xlink:actuate="onLoad">
            <text:p/>
          </draw:image>
        </draw:frame>
        <draw:g>
          <draw:path draw:style-name="gr6" draw:layer="layout" svg:width="0.891cm" svg:height="0.891cm" svg:x="13.52cm" svg:y="1.185cm" svg:viewBox="0 0 892 892" svg:d="m892 446c0 82-19 152-60 223s-92 122-163 163-141 60-223 60c-82 0-152-19-223-60s-122-92-163-163-60-141-60-223c0-82 19-152 60-223s92-122 163-163 141-60 223-60c82 0 152 19 223 60s122 92 163 163 60 141 60 223z">
            <text:p/>
          </draw:path>
          <draw:path draw:style-name="gr7" draw:layer="layout" svg:width="2.675cm" svg:height="2.327cm" svg:x="12.628cm" svg:y="1.533cm" svg:viewBox="0 0 2676 2328" svg:d="m2239 0-253 253c204 180 333 443 333 737 0 542-439 981-981 981-542 0-981-439-981-981 0-294 129-557 333-737l-253-253c-268 245-437 598-437 990 0 739 599 1338 1338 1338 739 0 1338-599 1338-1338 0-392-169-745-437-990z">
            <text:p/>
          </draw:path>
          <draw:path draw:style-name="gr8" draw:layer="layout" svg:width="1.605cm" svg:height="1.407cm" svg:x="13.163cm" svg:y="1.913cm" svg:viewBox="0 0 1606 1408" svg:d="m714 432-432-432c-173 147-282 366-282 611 0 413 312 753 714 797zm610-432-432 432v976c402-44 714-384 714-797 0-245-110-464-282-611z">
            <text:p/>
          </draw:path>
          <draw:path draw:style-name="gr9" draw:layer="layout" svg:width="3.533cm" svg:height="0.38cm" svg:x="12.2cm" svg:y="4.015cm" svg:viewBox="0 0 3534 381" svg:d="m3534 376h-117l-30-76h-163l-32 76h-116l167-376h125zm-173-142-55-137-56 137zm-335 142h-113v-376h113zm-184-181c0 38-7 69-21 92s-30 43-49 57c-27 21-65 32-113 32h-6-197v-376h156c24 0 44 1 61 4 16 2 31 6 45 10 13 5 24 9 34 15 9 6 18 11 25 18 13 10 24 23 34 37 9 14 17 31 23 49 6 19 8 40 8 62zm-115-5c0-31-6-54-17-71-12-18-26-29-42-35-17-6-33-8-50-8h-49v222h49c29 0 55-7 77-21s32-43 32-87zm-347 186h-283v-376h279v76h-166v68h158v76h-158v80h170zm-378 0h-113v-218l-102 126h-9l-103-126v218h-110v-376h103l115 141 116-141h103zm-532 0h-113v-376h113zm-163 0h-138l-144-176v176h-113v-376h113v168l136-168h123l-139 176zm-490 0h-113v-376h113zm-166-376-162 381h-66l-97-222-100 222h-67l-159-381h117l79 208 89-208h81l88 208 81-208z">
            <text:p/>
          </draw:path>
          <draw:path draw:style-name="gr10" draw:layer="layout" svg:width="2.487cm" svg:height="0.23cm" svg:x="12.722cm" svg:y="4.569cm" svg:viewBox="0 0 2488 231" svg:d="m2488 228h-61l-117-125v125h-67v-225h60l117 125v-125h68zm-283-113c0 22-4 41-14 58-10 18-24 32-44 43s-42 15-69 15c-28 0-52-5-71-16-19-11-34-25-43-43-10-17-14-36-14-57s4-39 14-56 23-32 43-43c19-11 43-16 71-16 20 0 39 3 55 9s30 15 40 25c11 11 19 23 24 37 6 14 8 29 8 44zm-69 0c0-8-1-16-3-23s-7-13-12-18-11-9-18-12c-8-3-16-4-25-4-19 0-33 5-43 16-11 10-16 24-16 41s5 32 16 42c10 11 24 16 43 16 12 0 23-2 31-7 9-5 16-12 20-21 5-8 7-18 7-30zm-228 113h-68v-225h68zm-109-170h-82v170h-68v-170h-83v-55h233zm-212 170h-70l-18-45h-98l-19 45h-69l99-225h75zm-104-85-33-82-33 82zm-171-23c0 23-5 41-13 55s-18 26-30 34c-16 13-38 19-68 19h-3-118v-225h94c14 0 26 1 36 2 10 1 19 3 27 6 8 3 15 6 20 9 6 3 11 7 15 11 8 6 15 13 20 22 6 9 11 19 15 30 3 11 5 23 5 37zm-70-3c0-19-3-33-10-43-7-11-15-17-25-21-10-3-20-5-30-5h-29v134h29c18 0 33-4 46-13 13-8 19-26 19-52zm-219 111h-60l-117-125v125h-67v-225h60l116 125v-125h68zm-298-101c0 19-3 36-11 49-7 14-16 25-28 33-12 8-25 14-39 17s-27 5-41 5c-19 0-37-3-55-10s-33-17-46-33c-12-15-18-36-18-61v-124h68v107c0 15 2 27 6 37 5 10 11 17 18 21s17 7 27 7c10 0 19-2 27-7 8-4 14-11 18-21 4-10 6-22 6-37v-107h68zm-277-12c0 22-5 41-15 58-9 18-24 32-43 43s-42 15-70 15c-28 0-51-5-71-16-19-11-33-25-43-43-9-17-14-36-14-57s5-39 14-56 24-32 43-43c20-11 43-16 71-16 21 0 39 3 56 9s29 15 40 25c10 11 18 23 24 37 5 14 8 29 8 44zm-69 0c0-8-1-16-4-23s-6-13-11-18c-5-5-11-9-19-12-7-3-15-4-25-4-18 0-33 5-43 16-10 10-16 24-16 41s6 32 16 42c11 11 25 16 43 16 12 0 23-2 32-7 9-5 16-12 20-21s7-18 7-30zm-218 22h-93v91h-68v-225h161v45h-93v44h93z">
            <text:p/>
          </draw:path>
        </draw:g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Phipps</meta:initial-creator>
    <meta:creation-date>2012-02-04T11:38:23</meta:creation-date>
    <meta:editing-duration>P1DT4H25M12S</meta:editing-duration>
    <meta:editing-cycles>2</meta:editing-cycles>
    <dc:date>2012-06-07T17:16:22</dc:date>
    <dc:creator>Simon Phipps</dc:creator>
    <meta:generator>LibreOffice/3.5$MacOSX_x86 LibreOffice_project/165a79a-7059095-e13bb37-fef39a4-9503d18</meta:generator>
    <meta:document-statistic meta:object-count="50"/>
  </office:meta>
</office:document-meta>
</file>